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svg:stroke-color="#ffcc99" draw:fill="solid" draw:fill-color="#dd4814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25cm" svg:stroke-color="#000000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stroke="dash" draw:stroke-dash="Ultra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8pt" style:font-size-complex="18pt"/>
    </style:style>
    <style:style style:name="P3" style:family="paragraph">
      <style:text-properties style:text-underline-style="none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0.762cm" svg:x="1.127cm" svg:y="1.508cm">
          <text:p text:style-name="P1">service 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0.762cm" svg:x="6.715cm" svg:y="1.508cm">
          <text:p text:style-name="P1">service 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75cm" svg:height="1.27cm" svg:x="3.921cm" svg:y="4.429cm">
          <text:p text:style-name="P1">log_prox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56cm" svg:height="0.889cm" svg:x="1.127cm" svg:y="7.858cm">
          <text:p text:style-name="P1">file_logg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45cm" svg:height="0.889cm" svg:x="5.953cm" svg:y="7.858cm">
          <text:p text:style-name="P1">console_logge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-0.191cm" svg:x1="2.714cm" svg:y1="2.778cm" svg:x2="5.508cm" svg:y2="3.921cm" draw:start-shape="id1" draw:start-glue-point="2" draw:end-shape="id2" draw:end-glue-point="0" svg:d="m2714 2778v381h2794v762" svg:viewBox="0 0 2795 1144">
          <text:p/>
        </draw:connector>
        <draw:connector draw:style-name="gr4" draw:text-style-name="P1" draw:layer="layout" draw:line-skew="-0.191cm" svg:x1="8.175cm" svg:y1="2.778cm" svg:x2="5.508cm" svg:y2="3.921cm" draw:start-shape="id3" draw:end-shape="id2" draw:end-glue-point="0" svg:d="m8175 2778v381h-2667v762" svg:viewBox="0 0 2668 1144">
          <text:p/>
        </draw:connector>
        <draw:custom-shape draw:style-name="gr5" draw:text-style-name="P2" xml:id="id1" draw:id="id1" draw:layer="layout" svg:width="1.143cm" svg:height="0.508cm" svg:x="2.143cm" svg:y="2.27cm">
          <text:p text:style-name="P1"><text:span text:style-name="T1">PUSH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1.143cm" svg:height="0.508cm" svg:x="7.604cm" svg:y="2.27cm">
          <text:p text:style-name="P1"><text:span text:style-name="T1">PUSH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1.143cm" svg:height="0.508cm" svg:x="4.937cm" svg:y="3.921cm">
          <text:p text:style-name="P1"><text:span text:style-name="T1">P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6" draw:id="id6" draw:layer="layout" svg:width="1.143cm" svg:height="0.508cm" svg:x="2.143cm" svg:y="7.351cm">
          <text:p text:style-name="P1"><text:span text:style-name="T1">SUB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1.143cm" svg:height="0.508cm" svg:x="7.604cm" svg:y="7.351cm">
          <text:p text:style-name="P1"><text:span text:style-name="T1">SUB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1.143cm" svg:height="0.508cm" svg:x="4.937cm" svg:y="5.699cm">
          <text:p text:style-name="P1"><text:span text:style-name="T1">PU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line-skew="-0.191cm" svg:x1="5.508cm" svg:y1="6.207cm" svg:x2="8.175cm" svg:y2="7.351cm" draw:start-shape="id4" draw:start-glue-point="2" draw:end-shape="id5" draw:end-glue-point="0" svg:d="m5508 6207v381h2667v763" svg:viewBox="0 0 2668 1145">
          <text:p/>
        </draw:connector>
        <draw:connector draw:style-name="gr4" draw:text-style-name="P1" draw:layer="layout" draw:line-skew="-0.191cm" svg:x1="5.508cm" svg:y1="6.207cm" svg:x2="2.714cm" svg:y2="7.351cm" draw:start-shape="id4" draw:start-glue-point="2" draw:end-shape="id6" draw:end-glue-point="0" svg:d="m5508 6207v381h-2794v763" svg:viewBox="0 0 2795 1145">
          <text:p/>
        </draw:connector>
        <draw:custom-shape draw:style-name="gr1" draw:text-style-name="P1" xml:id="id7" draw:id="id7" draw:layer="layout" svg:width="3.175cm" svg:height="0.762cm" svg:x="10.906cm" svg:y="1.508cm">
          <text:p text:style-name="P1">service a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3.175cm" svg:height="0.762cm" svg:x="16.494cm" svg:y="1.508cm">
          <text:p text:style-name="P1">service b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3.175cm" svg:height="1.27cm" svg:x="13.7cm" svg:y="4.429cm">
          <text:p text:style-name="P1">log_proxy</text:p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3.556cm" svg:height="0.889cm" svg:x="10.906cm" svg:y="7.858cm">
          <text:p text:style-name="P1">file_logger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2.493cm" svg:y1="2.27cm" svg:x2="15.287cm" svg:y2="4.429cm" draw:start-shape="id7" draw:start-glue-point="2" draw:end-shape="id8" draw:end-glue-point="0" svg:d="m12493 2270 2794 2159" svg:viewBox="0 0 2795 2160">
          <text:p/>
        </draw:connector>
        <draw:connector draw:style-name="gr6" draw:text-style-name="P1" draw:layer="layout" draw:type="line" svg:x1="18.081cm" svg:y1="2.27cm" svg:x2="15.287cm" svg:y2="4.429cm" draw:start-shape="id9" draw:start-glue-point="2" draw:end-shape="id8" draw:end-glue-point="0" svg:d="m18081 2270-2794 2159" svg:viewBox="0 0 2795 2160">
          <text:p/>
        </draw:connector>
        <draw:connector draw:style-name="gr4" draw:text-style-name="P1" draw:layer="layout" draw:type="line" svg:x1="18.145cm" svg:y1="7.858cm" svg:x2="15.287cm" svg:y2="5.699cm" draw:start-shape="id10" draw:start-glue-point="0" draw:end-shape="id8" draw:end-glue-point="2" svg:d="m18145 7858-2858-2159" svg:viewBox="0 0 2859 2160">
          <text:p/>
        </draw:connector>
        <draw:connector draw:style-name="gr4" draw:text-style-name="P1" draw:layer="layout" draw:type="line" svg:x1="12.684cm" svg:y1="7.858cm" svg:x2="15.287cm" svg:y2="5.699cm" draw:start-shape="id11" draw:start-glue-point="0" draw:end-shape="id8" draw:end-glue-point="2" svg:d="m12684 7858 2603-2159" svg:viewBox="0 0 2604 2160">
          <text:p/>
        </draw:connector>
        <draw:frame draw:style-name="gr7" draw:text-style-name="P3" draw:layer="layout" svg:width="17.681cm" svg:height="0.962cm" svg:x="2.909cm" svg:y="9.055cm">
          <draw:text-box>
            <text:p><text:span text:style-name="T2">(a) data flow graph <text:s text:c="17"/>(b) services dependency graph</text:span></text:p>
          </draw:text-box>
        </draw:frame>
        <draw:custom-shape draw:style-name="gr3" draw:text-style-name="P1" xml:id="id10" draw:id="id10" draw:layer="layout" svg:width="4.572cm" svg:height="0.889cm" svg:x="15.859cm" svg:y="7.858cm">
          <text:p text:style-name="P1">console_logger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652cm" svg:y1="1.127cm" svg:x2="10.652cm" svg:y2="10.27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1.4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Simon</meta:initial-creator>
    <meta:creation-date>2014-08-14T15:02:54.334924292</meta:creation-date>
    <dc:date>2014-08-14T16:04:17.307197883</dc:date>
    <dc:creator>Tobias Simon</dc:creator>
    <meta:editing-duration>PT3M10S</meta:editing-duration>
    <meta:editing-cycles>2</meta:editing-cycles>
    <meta:generator>LibreOffice/4.1.3.2$Linux_X86_64 LibreOffice_project/410m0$Build-2</meta:generator>
    <meta:document-statistic meta:object-count="26"/>
  </office:meta>
</office:document-meta>
</file>